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0dfe" officeooo:paragraph-rsid="00110dfe"/>
    </style:style>
    <style:style style:name="P2" style:family="paragraph" style:parent-style-name="Standard">
      <style:paragraph-properties fo:text-align="center" style:justify-single-word="false"/>
      <style:text-properties fo:font-size="24pt" officeooo:rsid="00110dfe" officeooo:paragraph-rsid="00110dfe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10dfe" officeooo:paragraph-rsid="00110df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10dfe" officeooo:paragraph-rsid="00110dfe" style:font-size-asian="12.25pt" style:font-size-complex="14pt"/>
    </style:style>
    <style:style style:name="T1" style:family="text">
      <style:text-properties officeooo:rsid="001165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at</text:p>
      <text:p text:style-name="P1"/>
      <text:p text:style-name="P3">Model symulacyjny autonomicznego robota inspekcyjnego </text:p>
      <text:p text:style-name="P3">działającego w różnych środowiskach.</text:p>
      <text:p text:style-name="P1"/>
      <text:p text:style-name="P2">Skład</text:p>
      <text:p text:style-name="P3"/>
      <text:p text:style-name="P3">Daniel Cichon</text:p>
      <text:p text:style-name="P3">Mariusz Kukla</text:p>
      <text:p text:style-name="P3"/>
      <text:p text:style-name="P2">Opis</text:p>
      <text:p text:style-name="P2"/>
      <text:p text:style-name="P4">Projekt będzie polegał na zbudowaniu modelu symulacyjnego autonomicznego robota inspekcyjnego <text:span text:style-name="T1">sprawdzającego stan maszyn wydobywających ropę naftową. Będzie działał w dwóch różnych środowiskach – w wodzie oraz na lądzie. Model zostanie zasymulowany w programie MATLA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29S</meta:editing-duration>
    <meta:editing-cycles>5</meta:editing-cycles>
    <meta:generator>LibreOffice/5.0.0.5$Windows_x86 LibreOffice_project/1b1a90865e348b492231e1c451437d7a15bb262b</meta:generator>
    <dc:date>2020-05-25T17:00:34.054000000</dc:date>
    <meta:document-statistic meta:table-count="0" meta:image-count="0" meta:object-count="0" meta:page-count="1" meta:paragraph-count="8" meta:word-count="49" meta:character-count="398" meta:non-whitespace-character-count="355"/>
    <meta:user-defined meta:name="Info 1"/>
    <meta:user-defined meta:name="Info 2"/>
    <meta:user-defined meta:name="Info 3"/>
    <meta:user-defined meta:name="Info 4"/>
  </office:meta>
</office:document-meta>
</file>